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624b4" officeooo:paragraph-rsid="000624b4"/>
    </style:style>
    <style:style style:name="P9" style:family="paragraph" style:parent-style-name="Table_20_Contents">
      <style:text-properties officeooo:rsid="0007b45c" officeooo:paragraph-rsid="0007b45c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7. <text:s/>Construcción de un spool de impresión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Marcos Avilés Luque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El código de mi programa <text:span text:style-name="T2">servidor.c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#include &lt;stdio.h&gt;</text:p>
            <text:p text:style-name="P8">#include &lt;stdlib.h&gt;</text:p>
            <text:p text:style-name="P8">#include &lt;string.h&gt;</text:p>
            <text:p text:style-name="P8">#include &lt;sys/types.h&gt;</text:p>
            <text:p text:style-name="P8">#include &lt;sys/stat.h&gt;</text:p>
            <text:p text:style-name="P8">#include &lt;fcntl.h&gt;</text:p>
            <text:p text:style-name="P8">#include &lt;unistd.h&gt;</text:p>
            <text:p text:style-name="P8">#include &lt;signal.h&gt;</text:p>
            <text:p text:style-name="P8"/>
            <text:p text:style-name="P8">int main(int argc, char* argv[]){</text:p>
            <text:p text:style-name="P8"/>
            <text:p text:style-name="P8"><text:s text:c="8"/>int fdfifo_e, fdfifo_s, fdfifo_proxy;</text:p>
            <text:p text:style-name="P8"><text:s text:c="8"/>char peticion[10];</text:p>
            <text:p text:style-name="P8"><text:s text:c="8"/>char nombrefifo_proxy[100];</text:p>
            <text:p text:style-name="P8"><text:s text:c="8"/>char nombrefifo_e[100], nombrefifo_s[100];</text:p>
            <text:p text:style-name="P8"><text:s text:c="8"/>size_t bytesleidos;</text:p>
            <text:p text:style-name="P8"><text:s text:c="8"/>pid_t pid;</text:p>
            <text:p text:style-name="P8"><text:s text:c="8"/>if(argc!=2){</text:p>
            <text:p text:style-name="P8"><text:s text:c="16"/>printf("Necesario introducir el nombre: %s &lt;nombrefifo&gt;\n", argv[0]);</text:p>
            <text:p text:style-name="P8"><text:s text:c="16"/>exit(EXIT_FAILURE);</text:p>
            <text:p text:style-name="P8"><text:s text:c="8"/>}</text:p>
            <text:p text:style-name="P8"><text:s text:c="8"/>if( creat("bloqueo", S_IRWXU) &lt; 0){</text:p>
            <text:p text:style-name="P8"><text:s text:c="16"/>perror("Error al crear el archivo de bloqueo\n");</text:p>
            <text:p text:style-name="P8"><text:s text:c="16"/>exit(EXIT_FAILURE);</text:p>
            <text:p text:style-name="P8"><text:s text:c="8"/>} <text:s text:c="6"/></text:p>
            <text:p text:style-name="P8"><text:s text:c="7"/></text:p>
            <text:p text:style-name="P8"><text:s text:c="8"/>sprintf(nombrefifo_e, "%se", argv[1]);</text:p>
            <text:p text:style-name="P8"><text:s text:c="8"/>sprintf(nombrefifo_s, "%ss", argv[1]);</text:p>
            <text:p text:style-name="P8"><text:s text:c="8"/>unlink(nombrefifo_e);</text:p>
            <text:p text:style-name="P8"><text:soft-page-break/><text:s text:c="8"/>unlink(nombrefifo_s);</text:p>
            <text:p text:style-name="P8"/>
            <text:p text:style-name="P8"><text:s text:c="8"/>if (mkfifo(nombrefifo_e, S_IRWXU) &lt; 0){</text:p>
            <text:p text:style-name="P8"><text:s text:c="16"/>perror("Error al crear el cauce de entrada\n");</text:p>
            <text:p text:style-name="P8"><text:s text:c="16"/>exit(EXIT_FAILURE);</text:p>
            <text:p text:style-name="P8"><text:s text:c="8"/>}</text:p>
            <text:p text:style-name="P8"><text:s text:c="8"/>if (mkfifo(nombrefifo_s, S_IRWXU) &lt; 0){</text:p>
            <text:p text:style-name="P8"><text:s text:c="16"/>perror("Error al crear el cauce de salida\n");</text:p>
            <text:p text:style-name="P8"><text:s text:c="16"/>exit(EXIT_FAILURE);</text:p>
            <text:p text:style-name="P8"><text:s text:c="8"/>}</text:p>
            <text:p text:style-name="P8"><text:s text:c="8"/>if ((fdfifo_e = open(nombrefifo_e,ORDWR)) &lt; 0){</text:p>
            <text:p text:style-name="P8"><text:s text:c="16"/>perror("Error al abrir el fifo de entrada\n");</text:p>
            <text:p text:style-name="P8"><text:s text:c="16"/>exit(EXIT_FAILURE);</text:p>
            <text:p text:style-name="P8"><text:s text:c="8"/>}</text:p>
            <text:p text:style-name="P8"><text:s text:c="8"/>if ((fdfifo_s = open(nombrefifo_s,O_RDWR)) &lt; 0){</text:p>
            <text:p text:style-name="P8"><text:s text:c="16"/>perror("Error al abrir el fifo de salida\n");</text:p>
            <text:p text:style-name="P8"><text:s text:c="16"/>exit(EXIT_FAILURE);</text:p>
            <text:p text:style-name="P8"><text:s text:c="8"/>}</text:p>
            <text:p text:style-name="P8"><text:s text:c="8"/>while(1) {</text:p>
            <text:p text:style-name="P8"><text:s text:c="16"/>bytesleidos = read(fdfifo_e, &amp;peticion, 10);</text:p>
            <text:p text:style-name="P8"><text:s text:c="16"/>printf("Peticion recibida\n");</text:p>
            <text:p text:style-name="P8"/>
            <text:p text:style-name="P8"><text:s text:c="16"/>if((pid=fork()) &lt; 0 ) {</text:p>
            <text:p text:style-name="P8"><text:s text:c="24"/>perror("Error en el fork\n");</text:p>
            <text:p text:style-name="P8"><text:s text:c="24"/>exit(EXIT_FAILURE);</text:p>
            <text:p text:style-name="P8"><text:s text:c="16"/>} else if(pid == 0) { <text:s text:c="2"/></text:p>
            <text:p text:style-name="P8"><text:s text:c="24"/>pid = getpid();</text:p>
            <text:p text:style-name="P8"><text:s text:c="24"/>sprintf (nombrefifo_proxy, "fifo.%d", pid); <text:s text:c="11"/></text:p>
            <text:p text:style-name="P8"><text:s text:c="24"/>if(mkfifo(nombrefifo_proxy, S_IRWXU) <text:s/>&lt; 0){</text:p>
            <text:p text:style-name="P8"><text:s text:c="32"/>perror("Error en mkfifo al crear el cauce de entrada\n");</text:p>
            <text:p text:style-name="P8"><text:soft-page-break/><text:s text:c="32"/>exit(EXIT_FAILURE);</text:p>
            <text:p text:style-name="P8"><text:s text:c="24"/>}</text:p>
            <text:p text:style-name="P8"><text:s text:c="24"/>printf("Enviando el pid del proxy %d al cliene\n", pid);</text:p>
            <text:p text:style-name="P8"><text:s text:c="24"/>if(write(fdfifo_s, &amp;pid, sizeof(pid)) != sizeof(pid)) {</text:p>
            <text:p text:style-name="P8"><text:s text:c="32"/>perror("Error al escribir el pid del proxy en el fifo de salida\n");</text:p>
            <text:p text:style-name="P8"><text:s text:c="32"/>exit(EXITFAILURE);</text:p>
            <text:p text:style-name="P8"><text:s text:c="24"/>}</text:p>
            <text:p text:style-name="P8"><text:s text:c="24"/>printf("Enviando el pid del proxy %d al cliene\n", pid);</text:p>
            <text:p text:style-name="P8"><text:s text:c="24"/>if(write(fdfifo_s, &amp;pid, sizeof(pid)) != sizeof(pid)) {</text:p>
            <text:p text:style-name="P8"><text:s text:c="32"/>perror("Error al escribir el pid del proxy en el fifo de salida\n");</text:p>
            <text:p text:style-name="P8"><text:s text:c="32"/>exit(EXIT_FAILURE);</text:p>
            <text:p text:style-name="P8"><text:s text:c="24"/>}</text:p>
            <text:p text:style-name="P8"><text:s text:c="24"/>if ((fdfifo_proxy = open(nombrefifo_proxy, O_RDONLY)) &lt; 0) {</text:p>
            <text:p text:style-name="P8"><text:s text:c="32"/>perror("Error al abrir el archivo fifo del proxy\n");</text:p>
            <text:p text:style-name="P8"><text:s text:c="32"/>exit(EXIT_FAILURE);</text:p>
            <text:p text:style-name="P8"><text:s text:c="24"/>}</text:p>
            <text:p text:style-name="P8"><text:s text:c="24"/>dup2(fdfifo_proxy, STDIN_FILENO);</text:p>
            <text:p text:style-name="P8"><text:s text:c="24"/>execlp("./proxy", "proxy", NULL);</text:p>
            <text:p text:style-name="P8"><text:s text:c="24"/>perror("Error al ejecutar el proxy");</text:p>
            <text:p text:style-name="P8"><text:s text:c="24"/>exit(EXIT_FAILURE);</text:p>
            <text:p text:style-name="P8"><text:s text:c="16"/>}</text:p>
            <text:p text:style-name="P8"><text:s text:c="8"/>}</text:p>
            <text:p text:style-name="P8"><text:s text:c="8"/>exit(EXITSUCCESS);</text:p>
            <text:p text:style-name="P8"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El código de mi programa <text:span text:style-name="T2">proxy.c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>#include &lt;stdio.h&gt;</text:p>
            <text:p text:style-name="P9">#include &lt;stdlib.h&gt;</text:p>
            <text:p text:style-name="P9">#include &lt;unistd.h&gt; </text:p>
            <text:p text:style-name="P9">#include &lt;fcntl.h&gt;</text:p>
            <text:p text:style-name="P9"/>
            <text:p text:style-name="P9"/>
            <text:p text:style-name="P9">void bloqueo_desbloqueo(int dbloqueo, int orden) {</text:p>
            <text:p text:style-name="P9"/>
            <text:p text:style-name="P9"><text:s text:c="8"/>struct flock cerrojo;</text:p>
            <text:p text:style-name="P9"><text:s text:c="8"/>cerrojo.l_type= orden;</text:p>
            <text:p text:style-name="P9"><text:s text:c="8"/>cerrojo.l_whence= SEEKSET;</text:p>
            <text:p text:style-name="P9"><text:s text:c="8"/>cerrojo.l_start= 0;</text:p>
            <text:p text:style-name="P9"><text:s text:c="8"/>cerrojo.l_len = 0;</text:p>
            <text:p text:style-name="P9"/>
            <text:p text:style-name="P9"><text:s text:c="8"/>if (fcntl(dbloqueo, F_SETLKW, &amp;cerrojo) == -1) {</text:p>
            <text:p text:style-name="P9"><text:s text:c="16"/>perror ("Proxy: problemas al bloquear para impresion");</text:p>
            <text:p text:style-name="P9"><text:s text:c="16"/>exit(EXIT_FAILURE);</text:p>
            <text:p text:style-name="P9"><text:s text:c="8"/>}</text:p>
            <text:p text:style-name="P9">}</text:p>
            <text:p text:style-name="P9"/>
            <text:p text:style-name="P9">int main(int argc, char* argv[]){</text:p>
            <text:p text:style-name="P9"/>
            <text:p text:style-name="P9"><text:s text:c="8"/>char bufer[1000];</text:p>
            <text:p text:style-name="P9"><text:s text:c="8"/>FILE* fdtmp;</text:p>
            <text:p text:style-name="P9"><text:s text:c="8"/>size_t bytesleidos;</text:p>
            <text:p text:style-name="P9"><text:s text:c="8"/>char nombrefifo[50];</text:p>
            <text:p text:style-name="P9"><text:s text:c="8"/>int fdbloqueo; <text:s text:c="4"/></text:p>
            <text:p text:style-name="P9"><text:s text:c="8"/>if ((fdbloqueo = open("bloqueo", O_RDWR)) &lt; 0){</text:p>
            <text:p text:style-name="P9"><text:soft-page-break/><text:s text:c="16"/>perror("Error al abrir el archivo de bloqueo\n");</text:p>
            <text:p text:style-name="P9"><text:s text:c="16"/>exit(EXIT_FAILURE);</text:p>
            <text:p text:style-name="P9"><text:s text:c="8"/>}</text:p>
            <text:p text:style-name="P9"><text:s text:c="8"/>if ((fdtmp = tmpfile()) == NULL){</text:p>
            <text:p text:style-name="P9"><text:s text:c="16"/>perror("Error en tmpfile: ");</text:p>
            <text:p text:style-name="P9"><text:s text:c="16"/>exit(EXIT_FAILURE);</text:p>
            <text:p text:style-name="P9"><text:s text:c="8"/>}</text:p>
            <text:p text:style-name="P9"><text:s text:c="8"/>while ((bytesleidos=read(STDIN_FILENO, &amp;bufer, 1000)) &gt; 0){</text:p>
            <text:p text:style-name="P9"><text:s text:c="16"/>if(fwrite(&amp;bufer, 1, bytesleidos, fdtmp) != bytesleidos){</text:p>
            <text:p text:style-name="P9"><text:s text:c="24"/>perror("Error en fwrite\n");</text:p>
            <text:p text:style-name="P9"><text:s text:c="24"/>exit(EXIT_FAILURE);</text:p>
            <text:p text:style-name="P9"><text:s text:c="16"/>}</text:p>
            <text:p text:style-name="P9"><text:s text:c="8"/>}</text:p>
            <text:p text:style-name="P9"><text:s text:c="8"/>bloqueo_desbloqueo(fdbloqueo, F_WRLCK);</text:p>
            <text:p text:style-name="P9"><text:s text:c="8"/>while((bytesleidos = fread(&amp;bufer, 1, 1000,fdtmp)) &gt; 0){</text:p>
            <text:p text:style-name="P9"><text:s text:c="16"/>printf("%s", bufer);</text:p>
            <text:p text:style-name="P9"><text:s text:c="8"/>}</text:p>
            <text:p text:style-name="P9"><text:s text:c="8"/>bloqueodesbloqueo(fdbloqueo, F_UNLCK);</text:p>
            <text:p text:style-name="P9"><text:s text:c="8"/>fclose(fdtmp);</text:p>
            <text:p text:style-name="P9"/>
            <text:p text:style-name="P9"><text:s text:c="8"/>sprintf(nombrefifo, "fifo.%d", getpid());</text:p>
            <text:p text:style-name="P9"><text:s text:c="8"/>unlink(nombrefifo);</text:p>
            <text:p text:style-name="P9"><text:s text:c="8"/>exit(EXIT_SUCCESS);</text:p>
            <text:p text:style-name="P9"/>
            <text:p text:style-name="P9">}</text:p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7. Construcción de un spool de impresión</text:span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6-01-19T22:37:08.120353399</dc:date>
    <meta:print-date>2011-10-06T10:39:21</meta:print-date>
    <meta:editing-cycles>188</meta:editing-cycles>
    <meta:editing-duration>PT23H42M5S</meta:editing-duration>
    <meta:document-statistic meta:table-count="8" meta:image-count="1" meta:object-count="0" meta:page-count="6" meta:paragraph-count="139" meta:word-count="532" meta:character-count="5658" meta:non-whitespace-character-count="3655"/>
    <meta:user-defined meta:name="Información 1"/>
    <meta:user-defined meta:name="Información 2"/>
    <meta:user-defined meta:name="Información 3"/>
    <meta:user-defined meta:name="Información 4"/>
  </office:meta>
</office:document-meta>
</file>